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01ecf" officeooo:paragraph-rsid="00101ecf"/>
    </style:style>
    <style:style style:name="P2" style:family="paragraph" style:parent-style-name="Standard">
      <style:paragraph-properties fo:text-align="start" style:justify-single-word="false"/>
      <style:text-properties officeooo:paragraph-rsid="00101ecf"/>
    </style:style>
    <style:style style:name="P3" style:family="paragraph" style:parent-style-name="Standard">
      <style:text-properties style:font-name="Arial" fo:font-size="12pt" officeooo:rsid="00101ecf" officeooo:paragraph-rsid="00101ecf" style:font-size-asian="12pt" style:font-size-complex="12pt"/>
    </style:style>
    <style:style style:name="P4" style:family="paragraph" style:parent-style-name="Standard">
      <style:text-properties fo:color="#000000" loext:opacity="100%" style:font-name="Arial" fo:font-size="12pt" officeooo:rsid="00101ecf" officeooo:paragraph-rsid="00101ecf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Arial" fo:font-size="12pt" officeooo:rsid="00101ecf" officeooo:paragraph-rsid="00101ecf" style:font-size-asian="12pt" style:font-size-complex="12pt"/>
    </style:style>
    <style:style style:name="P6" style:family="paragraph" style:parent-style-name="Standard">
      <style:text-properties fo:color="#000000" loext:opacity="100%" style:font-name="Arial" fo:font-size="12pt" officeooo:paragraph-rsid="00101ecf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Arial" fo:font-size="12pt" officeooo:paragraph-rsid="00101ecf" style:font-size-asian="12pt" style:font-size-complex="12pt"/>
    </style:style>
    <style:style style:name="P8" style:family="paragraph" style:parent-style-name="Standard">
      <style:text-properties fo:color="#000000" loext:opacity="100%" fo:font-size="12pt" officeooo:paragraph-rsid="00101ecf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2pt" officeooo:paragraph-rsid="00101ecf" style:font-size-asian="12pt" style:font-size-complex="12pt"/>
    </style:style>
    <style:style style:name="P10" style:family="paragraph" style:parent-style-name="Text_20_body">
      <style:text-properties style:font-name="Arial" fo:font-size="12pt" fo:font-weight="normal" officeooo:rsid="00101ecf" officeooo:paragraph-rsid="00101ecf" style:font-size-asian="12pt" style:font-weight-asian="normal" style:font-size-complex="12pt" style:font-weight-complex="normal"/>
    </style:style>
    <style:style style:name="P11" style:family="paragraph" style:parent-style-name="Text_20_body">
      <style:text-properties style:font-name="Arial"/>
    </style:style>
    <style:style style:name="P12" style:family="paragraph" style:parent-style-name="Text_20_body">
      <style:paragraph-properties fo:padding="0.049cm" fo:border="0.06pt solid #e3e3e3"/>
      <style:text-properties style:font-name="Arial" officeooo:paragraph-rsid="00101ecf"/>
    </style:style>
    <style:style style:name="P13" style:family="paragraph" style:parent-style-name="Text_20_body">
      <style:paragraph-properties fo:padding="0.049cm" fo:border="0.06pt solid #e3e3e3"/>
      <style:text-properties style:font-name="Arial" officeooo:rsid="00101ecf" officeooo:paragraph-rsid="00101ecf"/>
    </style:style>
    <style:style style:name="P14" style:family="paragraph" style:parent-style-name="Text_20_body">
      <style:text-properties officeooo:paragraph-rsid="00101ecf"/>
    </style:style>
    <style:style style:name="P15" style:family="paragraph" style:parent-style-name="Text_20_body">
      <style:paragraph-properties fo:padding="0.049cm" fo:border="0.06pt solid #e3e3e3"/>
      <style:text-properties officeooo:paragraph-rsid="00101ecf"/>
    </style:style>
    <style:style style:name="P16" style:family="paragraph" style:parent-style-name="Text_20_body">
      <style:paragraph-properties fo:line-height="100%"/>
      <style:text-properties officeooo:paragraph-rsid="00101ecf"/>
    </style:style>
    <style:style style:name="P17" style:family="paragraph" style:parent-style-name="Text_20_body">
      <style:paragraph-properties fo:line-height="100%" fo:text-align="start" style:justify-single-word="false"/>
      <style:text-properties officeooo:paragraph-rsid="00101ecf"/>
    </style:style>
    <style:style style:name="P18" style:family="paragraph" style:parent-style-name="Text_20_body">
      <style:text-properties fo:font-weight="normal" officeooo:paragraph-rsid="00101ecf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weight="normal" officeooo:paragraph-rsid="00101ecf" style:font-weight-asian="normal" style:font-weight-complex="normal"/>
    </style:style>
    <style:style style:name="T1" style:family="text">
      <style:text-properties officeooo:rsid="00101ecf"/>
    </style:style>
    <style:style style:name="T2" style:family="text">
      <style:text-properties fo:font-variant="normal" fo:text-transform="none" fo:color="#f9f9f9" loext:opacity="100%" style:font-name="S hne" fo:font-size="9.60000038146973pt" fo:letter-spacing="normal" fo:font-style="normal" fo:font-weight="normal" style:font-weight-asian="bold" style:font-weight-complex="bold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101ecf"/>
    </style:style>
    <style:style style:name="T6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letter-spacing="normal" fo:font-style="normal" fo:font-weight="normal" officeooo:rsid="00101ecf" style:font-weight-asian="normal" style:font-weight-complex="normal"/>
    </style:style>
    <style:style style:name="T8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9" style:family="text">
      <style:text-properties fo:font-variant="normal" fo:text-transform="none" fo:letter-spacing="normal" fo:font-style="normal" fo:font-weight="normal" officeooo:rsid="00101ecf" style:font-weight-asian="bold" style:font-weight-complex="bold"/>
    </style:style>
    <style:style style:name="T10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000000" loext:opacity="100%" style:font-name="Arial" fo:font-size="12pt" fo:letter-spacing="normal" fo:font-style="normal" fo:font-weight="normal" officeooo:rsid="00101ecf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loext:opacity="100%" style:font-name="Arial" fo:font-size="12pt" fo:letter-spacing="normal" fo:font-style="normal" fo:font-weight="bold" officeooo:rsid="00101ecf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000000" loext:opacity="100%" style:font-name="Arial" fo:font-size="12pt" fo:letter-spacing="normal" fo:font-style="normal" officeooo:rsid="00101ecf" style:font-size-asian="12pt" style:font-size-complex="12pt"/>
    </style:style>
    <style:style style:name="T14" style:family="text">
      <style:text-properties fo:font-variant="normal" fo:text-transform="none" fo:color="#000000" loext:opacity="100%" style:font-name="S hne" fo:font-size="12pt" fo:letter-spacing="normal" fo:font-style="normal" fo:font-weight="bold" officeooo:rsid="00101ecf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style:font-name="S hne" fo:font-size="9.60000038146973pt" fo:letter-spacing="normal" fo:font-style="normal" fo:font-weight="normal" style:font-weight-asian="bold" style:font-weight-complex="bold"/>
    </style:style>
    <style:style style:name="T16" style:family="text">
      <style:text-properties fo:font-variant="normal" fo:text-transform="none" style:font-name="S hne" fo:letter-spacing="normal" fo:font-style="normal" fo:font-weight="normal"/>
    </style:style>
    <style:style style:name="T17" style:family="text">
      <style:text-properties fo:font-variant="normal" fo:text-transform="none" style:font-name="S hne" fo:letter-spacing="normal" fo:font-style="normal" fo:font-weight="normal" officeooo:rsid="00101ecf"/>
    </style:style>
    <style:style style:name="T18" style:family="text">
      <style:text-properties fo:font-variant="normal" fo:text-transform="none" style:font-name="S hne" fo:letter-spacing="normal" fo:font-style="normal" fo:font-weight="normal" style:font-weight-asian="bold" style:font-weight-complex="bold"/>
    </style:style>
    <style:style style:name="T19" style:family="text">
      <style:text-properties fo:font-variant="normal" fo:text-transform="none" style:font-name="S hne" fo:letter-spacing="normal" fo:font-style="normal" fo:font-weight="normal" officeooo:rsid="00101ecf" style:font-weight-asian="bold" style:font-weight-complex="bold"/>
    </style:style>
    <style:style style:name="T20" style:family="text">
      <style:text-properties fo:font-variant="normal" fo:text-transform="none" style:font-name="S hne" fo:letter-spacing="normal" fo:font-style="normal" fo:font-weight="bold" officeooo:rsid="00101ecf" style:font-weight-asian="bold" style:font-weight-complex="bold"/>
    </style:style>
    <style:style style:name="T21" style:family="text">
      <style:text-properties fo:font-variant="normal" fo:text-transform="none" style:font-name="Arial" fo:letter-spacing="normal" fo:font-style="normal" fo:font-weight="normal" officeooo:rsid="00101ecf"/>
    </style:style>
    <style:style style:name="T22" style:family="text">
      <style:text-properties fo:font-variant="normal" fo:text-transform="none" style:font-name="Arial" fo:letter-spacing="normal" fo:font-style="normal" fo:font-weight="normal" style:font-weight-asian="bold" style:font-weight-complex="bold"/>
    </style:style>
    <style:style style:name="T23" style:family="text">
      <style:text-properties fo:font-variant="normal" fo:text-transform="none" style:font-name="Arial" fo:letter-spacing="normal" fo:font-style="normal" fo:font-weight="normal" officeooo:rsid="00101ecf" style:font-weight-asian="bold" style:font-weight-complex="bold"/>
    </style:style>
    <style:style style:name="T24" style:family="text">
      <style:text-properties fo:font-variant="normal" fo:text-transform="none" style:font-name="Arial" fo:letter-spacing="normal" fo:font-style="normal" fo:font-weight="normal" style:font-weight-asian="normal" style:font-weight-complex="normal"/>
    </style:style>
    <style:style style:name="T25" style:family="text">
      <style:text-properties fo:font-variant="normal" fo:text-transform="none" style:font-name="Arial" fo:letter-spacing="normal" fo:font-style="normal" fo:font-weight="bold" style:font-weight-asian="bold" style:font-weight-complex="bold"/>
    </style:style>
    <style:style style:name="T26" style:family="text">
      <style:text-properties fo:font-variant="normal" fo:text-transform="none" style:font-name="Arial" fo:letter-spacing="normal" fo:font-style="normal" fo:font-weight="bold" officeooo:rsid="00101ecf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style:font-name="Arial"/>
    </style:style>
    <style:style style:name="T29" style:family="text">
      <style:text-properties style:font-name="Arial" fo:font-weight="bold" style:font-weight-asian="bold" style:font-weight-complex="bold"/>
    </style:style>
    <style:style style:name="T30" style:family="text">
      <style:text-properties style:font-name="Arial" loext:padding="0.049cm" loext:border="0.06pt solid #e3e3e3"/>
    </style:style>
    <style:style style:name="T31" style:family="text">
      <style:text-properties fo:color="#000000" loext:opacity="100%"/>
    </style:style>
    <style:style style:name="T32" style:family="text">
      <style:text-properties fo:color="#000000" loext:opacity="100%" fo:font-size="12pt" style:font-size-asian="12pt" style:font-size-complex="12pt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loext:padding="0.049cm" loext:border="0.06pt solid #e3e3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tividade de pesquisa frameworks:</text:p>
      <text:p text:style-name="P3">Lucas Beraldi</text:p>
      <text:p text:style-name="P3"/>
      <text:p text:style-name="P3">Frameworks mais utilizados no mercado front-end.</text:p>
      <text:p text:style-name="P3"/>
      <text:p text:style-name="P3">1 - <text:span text:style-name="T33">Vue</text:span>.</text:p>
      <text:p text:style-name="P3"><text:span text:style-name="T33">Objetivo:</text:span></text:p>
      <text:p text:style-name="P4"><text:span text:style-name="T4">Vue.js é um framework progressivo para a construção de interfaces de usuário. Seu principal objetivo é facilitar a criação de interfaces web interativas e reativas.</text:span></text:p>
      <text:p text:style-name="P4"><text:span text:style-name="T4"/></text:p>
      <text:p text:style-name="P4"><text:span text:style-name="T10">Padrão Arquitetural:</text:span></text:p>
      <text:p text:style-name="P4"><text:span text:style-name="T4">Vue.js é geralmente associado ao padrão arquitetural MVVM (Model-View-ViewModel)</text:span></text:p>
      <text:p text:style-name="P4"><text:span text:style-name="T4"/></text:p>
      <text:p text:style-name="P4"><text:span text:style-name="T10">Principais ideias:</text:span></text:p>
      <text:p text:style-name="P6"><text:span text:style-name="T5">Reactive Data Binding , c</text:span><text:span text:style-name="T4">omponentização </text:span><text:span text:style-name="T5">, virtual DOM</text:span></text:p>
      <text:p text:style-name="P6"><text:span text:style-name="T5"/></text:p>
      <text:p text:style-name="P4"><text:span text:style-name="T10">Pontos positivos:</text:span></text:p>
      <text:p text:style-name="P8"><text:span text:style-name="T17">Abordagem Progressiva</text:span><text:span text:style-name="T21"> , </text:span><text:span text:style-name="T16">Documentação abrangente e fácil de entender</text:span><text:span text:style-name="T4"> </text:span><text:span text:style-name="T21">, bom desempenho em aplicações.</text:span></text:p>
      <text:p text:style-name="P6"><text:span text:style-name="T5"/></text:p>
      <text:p text:style-name="P4"><text:span text:style-name="T10">Pontos negativos:</text:span></text:p>
      <text:p text:style-name="P6"><text:span text:style-name="T5">Menor adoção em comparação com outros frameworks , </text:span><text:span text:style-name="T4">a comunidade do Vue.js pode ser menor em comparação com a de outros frameworks </text:span></text:p>
      <text:p text:style-name="P6"><text:span text:style-name="T4"/></text:p>
      <text:p text:style-name="P6"><text:span text:style-name="T4"/></text:p>
      <text:p text:style-name="P4"><text:span text:style-name="T4">2 – </text:span><text:span text:style-name="T10">React.</text:span></text:p>
      <text:p text:style-name="P3"><text:span text:style-name="T10">Objetivo:</text:span></text:p>
      <text:p text:style-name="P10"><text:span text:style-name="T3">React.js é uma biblioteca JavaScript para construção de interfaces de usuário, focada na criação de componentes reutilizáveis e na construção de interfaces de usuário declarativas e eficientes.</text:span></text:p>
      <text:p text:style-name="P16"><text:span text:style-name="T12">Padrão Arquitetural:</text:span></text:p>
      <text:p text:style-name="P17"><text:span text:style-name="T28">React.js é mais uma biblioteca do que um framework completo, e não impõe um padrão arquitetural específico, permitindo sua utilização com diferentes padrões, como MVC ou MVVM. </text:span><text:line-break/></text:p>
      <text:p text:style-name="P5"><text:span text:style-name="T10">Principais ideias:</text:span></text:p>
      <text:p text:style-name="P7"><text:span text:style-name="T9">Virtual DOM</text:span><text:span text:style-name="T7">, o</text:span><text:span text:style-name="T6"> </text:span><text:span text:style-name="T7">r</text:span><text:span text:style-name="T6">eact.js promove a construção de interfaces de usuário por meio de componentes reutilizáveis</text:span><text:span text:style-name="T7">, Fluxo unidirecional de dados </text:span></text:p>
      <text:p text:style-name="P5"><text:span text:style-name="T10"/></text:p>
      <text:p text:style-name="P5"><text:span text:style-name="T10">Pontos positivos:</text:span></text:p>
      <text:p text:style-name="P9"><text:span text:style-name="T17">Alta adoção e popularidade</text:span><text:span text:style-name="T21">, e</text:span><text:span text:style-name="T16">cossistema robusto </text:span><text:span text:style-name="T17">e boa performance.</text:span></text:p>
      <text:p text:style-name="P9"><text:span text:style-name="T17"/></text:p>
      <text:p text:style-name="P9"><text:span text:style-name="T20">Pontos negativos</text:span><text:span text:style-name="T26">:</text:span></text:p>
      <text:p text:style-name="P9"><text:span text:style-name="T19">Curva de aprendizado íngreme para iniciantes</text:span><text:span text:style-name="T23">, e</text:span><text:span text:style-name="T19">m alguns casos, o uso de padrões como Flux ou Redux pode resultar em uma quantidade significativa de código boilerplate, o que pode aumentar a complexidade do código e tornar o desenvolvimento mais trabalhoso em certos aspectos.</text:span><text:span text:style-name="T23"> </text:span></text:p>
      <text:p text:style-name="P9"><text:span text:style-name="T23"/></text:p>
      <text:p text:style-name="P9"><text:span text:style-name="T23"/></text:p>
      <text:p text:style-name="P2"><text:soft-page-break/><text:span text:style-name="T11">3 – </text:span><text:bookmark text:name="angular"/><text:span text:style-name="T26">Angular</text:span></text:p>
      <text:p text:style-name="P1"><text:span text:style-name="T25">Objetivos:</text:span></text:p>
      <text:p text:style-name="P5"><text:span text:style-name="T8">Angular é um framework JavaScript desenvolvido pela equipe do Google, utilizado para construir aplicações web de grande escala e complexidade. </text:span></text:p>
      <text:p text:style-name="P5"><text:span text:style-name="T9"/></text:p>
      <text:p text:style-name="P16"><text:span text:style-name="T25">Padrão Arquitetural:</text:span></text:p>
      <text:p text:style-name="P16"><text:span text:style-name="T24">Angular segue o padrão arquitetural MVC (Model-View-Controller), embora utilize uma versão modificada conhecida como MVW (Model-View-Whatever), onde "Whatever" pode representar ViewModel ou outras abordagens.</text:span></text:p>
      <text:p text:style-name="P16"><text:span text:style-name="T24"/></text:p>
      <text:p text:style-name="P5"><text:span text:style-name="T10">Principais ideias:</text:span></text:p>
      <text:p text:style-name="P9"><text:span text:style-name="T19">O Angular tem um sistema de injeção de dependência integrado, facilitando a criação, teste e manutenção de componentes</text:span><text:span text:style-name="T26">, </text:span><text:span text:style-name="T18">possui um sistema robusto de diretivas que permitem estender o HTML com comportamentos personalizados e reutilizáveis.</text:span><text:span text:style-name="T10"> </text:span></text:p>
      <text:p text:style-name="P9"><text:span text:style-name="T10"/></text:p>
      <text:p text:style-name="P5"><text:span text:style-name="T10">Pontos positivos:</text:span></text:p>
      <text:p text:style-name="P19"><text:span text:style-name="T13">Angular fornece uma estrutura e um conjunto de práticas recomendadas claras, o que pode ser benéfico para equipes grandes e projetos complexos, possui uma vasta gama de recursos integrados, como CLI (Command Line Interface), que tornam o desenvolvimento rápido e eficiente.</text:span></text:p>
      <text:p text:style-name="P14"><text:line-break/><text:span text:style-name="T14">Pontos negativos</text:span><text:span text:style-name="T12">:</text:span></text:p>
      <text:p text:style-name="P18"><text:span text:style-name="T13">Para desenvolvedores iniciantes, a curva de aprendizado do Angular pode ser bastante íngreme, especialmente devido à sua complexidade e às suas características avançadas, além disso o Angular pode ser excessivamente complexo para pequenos projetos ou prototipagem rápida, devido à quantidade de boilerplate e configuração necessária.</text:span></text:p>
      <text:p text:style-name="P11"><text:line-break/><text:span text:style-name="T1">4 - </text:span><text:bookmark text:name="esbelto"/><text:span text:style-name="T33">Esbelto</text:span></text:p>
      <text:p text:style-name="P15"><text:span text:style-name="Strong_20_Emphasis"><text:span text:style-name="T30">Objetivo do framework:</text:span></text:span></text:p>
      <text:p text:style-name="P12">Svelte é um framework JavaScript que se destaca pela sua abordagem diferente em comparação com outros frameworks, pois se concentra em compilar o código para JavaScript otimizado durante o tempo de compilação, em vez de realizar a maior parte do trabalho durante o tempo de execução.</text:p>
      <text:p text:style-name="P15"><text:span text:style-name="Strong_20_Emphasis"><text:span text:style-name="T30">Padrão arquitetural:</text:span></text:span></text:p>
      <text:p text:style-name="P12">Svelte não segue um padrão arquitetural específico, mas sua abordagem de compilação de código pode ser comparada a um padrão "Write Less, Do More", onde o código é otimizado e simplificado durante o processo de compilação.</text:p>
      <text:p text:style-name="P15"><text:span text:style-name="Strong_20_Emphasis"><text:span text:style-name="T30">Principais ideias:</text:span></text:span></text:p>
      <text:p text:style-name="P12">Compilação: Svelte utiliza uma abordagem de compilação durante o tempo de compilação, transformando o código escrito em código JavaScript otimizado que manipula eficientemente a interface do usuário.Reatividade nativa: Svelte oferece <text:soft-page-break/>reatividade nativa, o que significa que os componentes são atualizados automaticamente sempre que os dados subjacentes são alterados, sem a necessidade de bibliotecas adicionais.Escopo de estilo encapsulado: Svelte permite que os estilos CSS sejam encapsulados dentro dos componentes, garantindo que não haja vazamentos de estilos e facilitando a manutenção e a organização do código CSS.</text:p>
      <text:p text:style-name="P15"><text:span text:style-name="Strong_20_Emphasis"><text:span text:style-name="T30">Pontos positivos:</text:span></text:span></text:p>
      <text:p text:style-name="P12">Desempenho: Svelte é conhecido por seu excelente desempenho devido à sua abordagem de compilação, que elimina a necessidade de uma camada de virtual DOM.</text:p>
      <text:p text:style-name="P12">Curva de aprendizado suave: Para muitos desenvolvedores, a curva de aprendizado do Svelte é suave, especialmente para aqueles familiarizados com HTML, CSS e JavaScript padrão.</text:p>
      <text:p text:style-name="P12">Código limpo e legível: A sintaxe do Svelte é simples e declarativa, o que geralmente leva a um código mais limpo, legível e fácil de manter.</text:p>
      <text:p text:style-name="P15"><text:span text:style-name="Strong_20_Emphasis"><text:span text:style-name="T30">Pontos negativos:</text:span></text:span></text:p>
      <text:p text:style-name="P12">Menor adoção e ecossistema em comparação com outros frameworks: Svelte ainda está crescendo em popularidade e pode não ter o mesmo nível de adoção ou o mesmo ecossistema de ferramentas e bibliotecas disponíveis que outros frameworks.Maturidade da comunidade: Como uma tecnologia mais recente, a comunidade em torno do Svelte pode não ser tão grande ou tão madura quanto a de outros frameworks mais estabelecidos.</text:p>
      <text:p text:style-name="P12"/>
      <text:p text:style-name="P13">5 – <text:span text:style-name="T33">Jquerry.</text:span><text:span text:style-name="T29"/></text:p>
      <text:p text:style-name="P15"><text:span text:style-name="Strong_20_Emphasis"><text:span text:style-name="T30">Objetivo:</text:span></text:span></text:p>
      <text:p text:style-name="P12">jQuery é uma biblioteca JavaScript desenvolvida para simplificar a manipulação de documentos HTML, eventos, animações e interações AJAX.</text:p>
      <text:p text:style-name="P15"><text:span text:style-name="Strong_20_Emphasis"><text:span text:style-name="T30">Padrão arquitetural:</text:span></text:span></text:p>
      <text:p text:style-name="P12">jQuery não segue um padrão arquitetural específico, mas é frequentemente utilizado em conjunto com o padrão Model-View-Controller (MVC) para separar a lógica de apresentação do código de manipulação do DOM.</text:p>
      <text:p text:style-name="P15"><text:span text:style-name="Strong_20_Emphasis"><text:span text:style-name="T30">Principais ideias:</text:span></text:span></text:p>
      <text:p text:style-name="P12">Seletores: jQuery introduziu uma sintaxe de seletores simplificada, baseada em CSS, que permite selecionar e manipular elementos HTML de forma eficiente. Manipulação do DOM: jQuery simplifica a manipulação do Document Object Model (DOM) através de métodos que permitem adicionar, remover, alterar elementos e manipular atributos e estilos. Eventos: jQuery fornece um sistema de eventos que simplifica a manipulação de eventos do navegador, como cliques do mouse, pressionamentos de teclas e submissões de formulários. AJAX: jQuery simplifica as chamadas AJAX, permitindo carregar conteúdo <text:soft-page-break/>dinamicamente e interagir com servidores web de forma assíncrona sem recarregar a página.</text:p>
      <text:p text:style-name="P15"><text:span text:style-name="Strong_20_Emphasis"><text:span text:style-name="T30">Pontos positivos:</text:span></text:span></text:p>
      <text:p text:style-name="P12">Facilidade de uso: jQuery é conhecido por sua sintaxe simples e intuitiva, o que facilita a aprendizagem e a utilização para muitos desenvolvedores. Compatibilidade: jQuery é compatível com a maioria dos navegadores modernos, o que o torna uma escolha confiável para o desenvolvimento de aplicações web multiplataforma. Amplamente adotado: jQuery é uma das bibliotecas JavaScript mais populares e amplamente adotadas, com uma grande base de usuários e uma vasta quantidade de recursos e plugins disponíveis.</text:p>
      <text:p text:style-name="P15"><text:span text:style-name="Strong_20_Emphasis"><text:span text:style-name="T30">Pontos negativos:</text:span></text:span></text:p>
      <text:p text:style-name="P12">Performance: Em comparação com abordagens mais modernas, como o Virtual DOM utilizado em frameworks como React e Vue.js, jQuery pode ser menos eficiente em termos de desempenho, especialmente em aplicações web complexas e dinâmicas.Dependência: O uso extensivo de jQuery em um projeto pode criar uma dependência significativa da biblioteca, o que pode complicar a manutenção e a escalabilidade do código a longo praz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9T19:53:37.978000000</meta:creation-date>
    <dc:date>2024-02-09T20:25:42.320000000</dc:date>
    <meta:editing-duration>PT32M5S</meta:editing-duration>
    <meta:editing-cycles>1</meta:editing-cycles>
    <meta:document-statistic meta:table-count="0" meta:image-count="0" meta:object-count="0" meta:page-count="4" meta:paragraph-count="60" meta:word-count="1026" meta:character-count="7092" meta:non-whitespace-character-count="6114"/>
    <meta:generator>LibreOffice/7.5.1.2$Windows_X86_64 LibreOffice_project/fcbaee479e84c6cd81291587d2ee68cba099e129</meta:generator>
  </office:meta>
</office:document-meta>
</file>